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text-properties officeooo:rsid="001c8c6f" officeooo:paragraph-rsid="001c8c6f"/>
    </style:style>
    <style:style style:name="P2" style:family="paragraph" style:parent-style-name="Text_20_body">
      <style:text-properties officeooo:paragraph-rsid="001c8c6f"/>
    </style:style>
    <style:style style:name="P3" style:family="paragraph" style:parent-style-name="Title">
      <style:text-properties officeooo:rsid="001c8c6f" officeooo:paragraph-rsid="001c8c6f"/>
    </style:style>
    <style:style style:name="T1" style:family="text">
      <style:text-properties officeooo:rsid="001c8c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nvolve Container Image</text:p>
      <text:h text:style-name="P1" text:outline-level="1">To be included</text:h>
      <text:p text:style-name="P2">- <text:span text:style-name="T1">CLI Tool, alias to .py file?</text:span></text:p>
      <text:p text:style-name="P2">- <text:span text:style-name="T1">Code</text:span></text:p>
      <text:p text:style-name="P2">- <text:span text:style-name="T1">Empty database</text:span></text:p>
      <text:p text:style-name="P2">-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3T20:53:12.660097357</meta:creation-date>
    <dc:date>2023-06-13T20:56:34.463488261</dc:date>
    <meta:editing-duration>PT3M22S</meta:editing-duration>
    <meta:editing-cycles>1</meta:editing-cycles>
    <meta:generator>LibreOffice/7.5.3.2$Linux_X86_64 LibreOffice_project/9f56dff12ba03b9acd7730a5a481eea045e468f3</meta:generator>
    <meta:document-statistic meta:table-count="0" meta:image-count="0" meta:object-count="0" meta:page-count="1" meta:paragraph-count="6" meta:word-count="19" meta:character-count="91" meta:non-whitespace-character-count="77"/>
  </office:meta>
</office:document-meta>
</file>